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08ccd7"/>
    </style:style>
    <style:style style:name="P4" style:family="paragraph" style:parent-style-name="Heading_20_2">
      <style:text-properties officeooo:paragraph-rsid="069bde80"/>
    </style:style>
    <style:style style:name="P5" style:family="paragraph" style:parent-style-name="Heading_20_2">
      <style:text-properties officeooo:paragraph-rsid="06a096ae"/>
    </style:style>
    <style:style style:name="P6" style:family="paragraph" style:parent-style-name="Heading_20_2">
      <style:text-properties officeooo:paragraph-rsid="06853da4"/>
    </style:style>
    <style:style style:name="P7" style:family="paragraph" style:parent-style-name="Heading_20_2">
      <style:text-properties officeooo:paragraph-rsid="06b30e6b"/>
    </style:style>
    <style:style style:name="P8" style:family="paragraph" style:parent-style-name="Text_20_body">
      <style:paragraph-properties fo:line-height="100%"/>
      <style:text-properties officeooo:rsid="04af6545" officeooo:paragraph-rsid="06674392"/>
    </style:style>
    <style:style style:name="P9" style:family="paragraph" style:parent-style-name="Text_20_body">
      <style:text-properties style:font-name="Monospace" officeooo:rsid="069bde80" officeooo:paragraph-rsid="06ac5f16" style:font-size-asian="10.5pt" style:font-name-complex="David CLM" style:font-weight-complex="normal"/>
    </style:style>
    <style:style style:name="P10" style:family="paragraph" style:parent-style-name="Text_20_body">
      <style:text-properties officeooo:rsid="06d96135" officeooo:paragraph-rsid="06d96135"/>
    </style:style>
    <style:style style:name="P11" style:family="paragraph" style:parent-style-name="Standard">
      <style:text-properties officeooo:paragraph-rsid="06c639e7"/>
    </style:style>
    <style:style style:name="P12" style:family="paragraph" style:parent-style-name="Standard">
      <style:text-properties officeooo:paragraph-rsid="06ca6841"/>
    </style:style>
    <style:style style:name="P13" style:family="paragraph" style:parent-style-name="Standard">
      <style:text-properties officeooo:paragraph-rsid="06cd4ee8"/>
    </style:style>
    <style:style style:name="P14" style:family="paragraph" style:parent-style-name="Standard">
      <style:text-properties officeooo:paragraph-rsid="06dff161"/>
    </style:style>
    <style:style style:name="P15" style:family="paragraph" style:parent-style-name="Standard">
      <style:text-properties officeooo:paragraph-rsid="06e350b0"/>
    </style:style>
    <style:style style:name="P16" style:family="paragraph" style:parent-style-name="Standard">
      <style:text-properties officeooo:rsid="06e350b0" officeooo:paragraph-rsid="06e350b0"/>
    </style:style>
    <style:style style:name="P17" style:family="paragraph" style:parent-style-name="Standard">
      <style:text-properties style:font-name="Monospace" fo:language="en" fo:country="US" officeooo:rsid="0695d5d1" officeooo:paragraph-rsid="06c639e7" style:font-size-asian="10.5pt" style:font-name-complex="David CLM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6d96135" officeooo:paragraph-rsid="06d96135"/>
    </style:style>
    <style:style style:name="P19" style:family="paragraph" style:parent-style-name="בולט">
      <style:paragraph-properties fo:margin-left="0in" fo:margin-right="0in" fo:text-indent="0in" style:auto-text-indent="false"/>
      <style:text-properties officeooo:paragraph-rsid="06ca6841"/>
    </style:style>
    <style:style style:name="P20" style:family="paragraph" style:parent-style-name="חצי_20_שורה">
      <style:text-properties style:font-name="Monospace" officeooo:rsid="06b14e7b" officeooo:paragraph-rsid="06e91b95" style:font-size-asian="10.5pt" style:font-name-complex="David CLM" style:font-weight-complex="normal"/>
    </style:style>
    <style:style style:name="P21" style:family="paragraph" style:parent-style-name="Heading_20_1">
      <style:paragraph-properties fo:line-height="100%"/>
      <style:text-properties officeooo:paragraph-rsid="04af6545"/>
    </style:style>
    <style:style style:name="P22" style:family="paragraph" style:parent-style-name="Standard">
      <style:text-properties style:font-name="Monospace" fo:language="en" fo:country="US" officeooo:rsid="0695d5d1" officeooo:paragraph-rsid="06eaff85" style:font-size-asian="10.5pt" style:font-name-complex="David CLM" style:font-weight-complex="normal"/>
    </style:style>
    <style:style style:name="P23" style:family="paragraph" style:parent-style-name="Standard">
      <style:text-properties officeooo:paragraph-rsid="06e91b95"/>
    </style:style>
    <style:style style:name="P24" style:family="paragraph" style:parent-style-name="Standard">
      <style:text-properties officeooo:rsid="06eaaadd" officeooo:paragraph-rsid="06eaaadd"/>
    </style:style>
    <style:style style:name="P25" style:family="paragraph" style:parent-style-name="Standard">
      <style:text-properties officeooo:paragraph-rsid="06eaf03a"/>
    </style:style>
    <style:style style:name="P26" style:family="paragraph" style:parent-style-name="Standard">
      <style:text-properties officeooo:rsid="06eaff85" officeooo:paragraph-rsid="06eaff85"/>
    </style:style>
    <style:style style:name="P27" style:family="paragraph" style:parent-style-name="Standard" style:list-style-name="L1">
      <style:text-properties officeooo:rsid="06eaff85" officeooo:paragraph-rsid="06eaff85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58fae3"/>
    </style:style>
    <style:style style:name="T5" style:family="text">
      <style:text-properties officeooo:rsid="05735d0c"/>
    </style:style>
    <style:style style:name="T6" style:family="text">
      <style:text-properties fo:color="#000000" style:font-name="Monospace" fo:font-size="12pt" fo:font-style="normal" fo:font-weight="normal" officeooo:rsid="06853da4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7" style:family="text">
      <style:text-properties fo:color="#000000" style:font-name="Monospace" fo:font-size="12pt" fo:font-style="normal" fo:font-weight="normal" officeooo:rsid="06b30e6b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8" style:family="text">
      <style:text-properties fo:color="#000000" style:font-name="Monospace" fo:font-size="12pt" fo:font-style="normal" fo:font-weight="normal" officeooo:rsid="06b8fe2e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9" style:family="text">
      <style:text-properties fo:color="#000000" style:font-name="Monospace" fo:font-size="12pt" fo:font-style="normal" fo:font-weight="normal" officeooo:rsid="06ca6841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0" style:family="text">
      <style:text-properties fo:color="#000000" style:font-name="Monospace" fo:font-size="12pt" fo:font-style="normal" fo:font-weight="normal" officeooo:rsid="06d88912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1" style:family="text">
      <style:text-properties fo:color="#000000" style:font-name="Monospace" fo:font-size="12pt" fo:font-style="normal" fo:font-weight="normal" officeooo:rsid="06e91b9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2" style:family="text">
      <style:text-properties fo:color="#000000" style:font-name="Monospace" fo:font-size="12pt" fo:font-style="normal" fo:font-weight="normal" officeooo:rsid="06eaf03a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3" style:family="text">
      <style:text-properties fo:color="#000000" style:font-name="Monospace" fo:font-size="12pt" fo:font-style="normal" fo:font-weight="normal" officeooo:rsid="06eaff8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4" style:family="text">
      <style:text-properties style:font-name="Monospace" style:font-size-asian="10.5pt" style:font-name-complex="David CLM" style:font-weight-complex="normal"/>
    </style:style>
    <style:style style:name="T15" style:family="text">
      <style:text-properties style:font-name="Monospace" officeooo:rsid="068311cf" style:font-size-asian="10.5pt" style:font-name-complex="David CLM" style:font-weight-complex="normal"/>
    </style:style>
    <style:style style:name="T16" style:family="text">
      <style:text-properties style:font-name="Monospace" officeooo:rsid="06ab7e90" style:font-size-asian="10.5pt" style:font-name-complex="David CLM" style:font-weight-complex="normal"/>
    </style:style>
    <style:style style:name="T17" style:family="text">
      <style:text-properties style:font-name="Monospace" officeooo:rsid="06e30a42" style:font-size-asian="10.5pt" style:font-name-complex="David CLM" style:font-weight-complex="normal"/>
    </style:style>
    <style:style style:name="T18" style:family="text">
      <style:text-properties style:font-name="Monospace" officeooo:rsid="06e350b0" style:font-size-asian="10.5pt" style:font-name-complex="David CLM" style:font-weight-complex="normal"/>
    </style:style>
    <style:style style:name="T19" style:family="text">
      <style:text-properties style:font-name="Monospace" officeooo:rsid="06e667ae" style:font-size-asian="10.5pt" style:font-name-complex="David CLM" style:font-weight-complex="normal"/>
    </style:style>
    <style:style style:name="T20" style:family="text">
      <style:text-properties style:font-name="Monospace" officeooo:rsid="06eaf03a" style:font-size-asian="10.5pt" style:font-name-complex="David CLM" style:font-weight-complex="normal"/>
    </style:style>
    <style:style style:name="T21" style:family="text">
      <style:text-properties style:font-name="Monospace" fo:language="en" fo:country="US" officeooo:rsid="0695d5d1" style:font-size-asian="10.5pt" style:font-name-complex="David CLM" style:font-weight-complex="normal"/>
    </style:style>
    <style:style style:name="T22" style:family="text">
      <style:text-properties style:font-name="Monospace" fo:language="en" fo:country="US" officeooo:rsid="06cd4ee8" style:font-size-asian="10.5pt" style:font-name-complex="David CLM" style:font-weight-complex="normal"/>
    </style:style>
    <style:style style:name="T23" style:family="text">
      <style:text-properties officeooo:rsid="04af6545"/>
    </style:style>
    <style:style style:name="T24" style:family="text">
      <style:text-properties style:font-name="Liberation Sans" fo:font-size="21pt" fo:font-weight="bold" officeooo:rsid="06c4cd14" style:font-name-asian="Noto Sans CJK SC Regular" style:font-size-asian="18.2000007629395pt" style:font-weight-asian="bold" style:font-name-complex="Nachlieli CLM" style:font-size-complex="21pt" style:font-weight-complex="bold"/>
    </style:style>
    <style:style style:name="T25" style:family="text">
      <style:text-properties officeooo:rsid="06e0e1b0"/>
    </style:style>
    <style:style style:name="T26" style:family="text">
      <style:text-properties officeooo:rsid="06e496b1"/>
    </style:style>
    <style:style style:name="T27" style:family="text">
      <style:text-properties officeooo:rsid="06e91b95"/>
    </style:style>
    <style:style style:name="T28" style:family="text">
      <style:text-properties officeooo:rsid="06eaf03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text:span text:style-name="T1">מטלה</text:span><text:span text:style-name="T23"> –</text:span><text:span text:style-name="T2"> חלוק</text:span><text:span text:style-name="T24">ה מיטבית של</text:span><text:span text:style-name="T2"> חפצים בדידים - </text:span><text:span text:style-name="T26">טיוטה</text:span></text:h>
      <text:p text:style-name="P8">יש לענות על שאלה אחת לבחירתכם. <text:s/><text:span text:style-name="T4">שאלות המסומנות בכוכבית (*) מזכות בניקוד כפול.</text:span></text:p>
      <text:p text:style-name="P3"><text:span text:style-name="T5">שאלה </text:span><text:span text:style-name="T3">1: </text:span><text:span text:style-name="T13">האלגוריתם החמדני - תיכנות</text:span></text:p>
      <text:p text:style-name="P26">א. תכנתו בפייתון את האלגוריתם החמדני לחלוקת חפצים.</text:p>
      <text:p text:style-name="P26">ב. הריצו את האלגוריתם על בעיות אקראיות של חלוקת חפצים (עם ערכים חיוביים).</text:p>
      <text:p text:style-name="P26">ג. חשבו את יחס הקירוב. האם בדרך-כלל יחס הקירוב זהה ליחס הקירוב שהוכח בהרצאה? או שהוא טוב יותר?</text:p>
      <text:p text:style-name="P22"/>
      <text:p text:style-name="P6">שאלה <text:span text:style-name="T6">2</text:span>: <text:span text:style-name="T9">חיפוש במרחב המצבים - </text:span><text:span text:style-name="T12">תיכנות</text:span></text:p>
      <text:p text:style-name="P26">ישנן שתי דרכים לבצע חיפוש במרחב המצבים:</text:p>
      <text:list xml:id="list2092866179" text:style-name="L1">
        <text:list-item>
          <text:p text:style-name="P27"/>
        </text:list-item>
      </text:list>
      <text:p text:style-name="P25"><text:span text:style-name="T28">כתבו קוד פייתון המבצע חיפוש במרחב המצבים של החלוקות, בסדר DFS – Depth First Search. כלומר: האלגוריתם קודם-כל ייצור חלוקה חלקית שבה חפץ </text:span><text:span text:style-name="T20">א </text:span><text:span text:style-name="T28">ניתן לשחקן 1; אחר-כך ייצור חלוקה חלקית שבה, בנוסף לזה, חפץ ב ניתן לשחקן 2; וכו'. לאחר שיסיים חלוקה שלמה, יחזור אחורה ויבדוק </text:span></text:p>
      <text:p text:style-name="P12">כתבו אלגוריתמי חיפוש במרחב המצבים לפתרון הבעיות הבאות:</text:p>
      <text:p text:style-name="P19">א. בדיקה האם קיימת חלוקה ללא־קנאה.</text:p>
      <text:p text:style-name="P19">ב. בדיקה האם קיימת חלוקה פרופורציונלית לשחקנים עם זכויות שונות.</text:p>
      <text:p text:style-name="P13"><text:span text:style-name="T21">ג. </text:span><text:span text:style-name="T22">מציאת חלוקה הממקסמת את סכום ערכי השחקנים, מבין כל החלוקות הפרופורציונליות.</text:span></text:p>
      <text:p text:style-name="P14">תארו את וקטורי־המצב, את כללי־הגיזום, <text:span text:style-name="T27">ואת תנאי הסיום</text:span></text:p>
      <text:p text:style-name="P14">* <text:span text:style-name="T25">ד. </text:span>חשבו את סיבוכיות זמן־הריצה של האלגוריתמי<text:span text:style-name="T25">ם שכתבתם.</text:span></text:p>
      <text:p text:style-name="P12"/>
      <text:p text:style-name="P4">שאלה <text:span text:style-name="T10">3</text:span>: <text:span text:style-name="T11">בעיית תיזמון העבודות</text:span></text:p>
      <text:p text:style-name="P23">הוכיחו, שבעיית <text:span text:style-name="T19">תיזמון העבודות (job scheduling) </text:span>היא NP‏־קשה.</text:p>
      <text:p text:style-name="P24">רמז: הראו רדוקציה מבעיית חלוקת המספרים (partition).</text:p>
      <text:p text:style-name="P23"/>
      <text:p text:style-name="P20"/>
      <text:p text:style-name="P7">* שאלה <text:span text:style-name="T7">4</text:span>: <text:span text:style-name="T16"><text:s/></text:span></text:p>
      <text:p text:style-name="P10">הוכיחו: יחס הקירוב של אלגוריתם הרשימה בחלוקה ל-n שחקנים הוא לכל היותר:</text:p>
      <text:p text:style-name="P18">2 – 1/n</text:p>
      <text:p text:style-name="P9"/>
      <text:p text:style-name="P5">* שאלה <text:span text:style-name="T8">5</text:span>: </text:p>
      <text:p text:style-name="P15"><text:span text:style-name="T17">הוכיחו, שלכל n, </text:span><text:span text:style-name="T18">קיימת</text:span><text:span text:style-name="T15"> בעיית חלוקת מטלות עם n שחקנים, שבה הערך האגליטרי המיטבי הוא:</text:span></text:p>
      <text:p text:style-name="P15"><text:span text:style-name="T15">3n, אבל הערך האגליטרי של החלוקה המוחזרת ע"י </text:span><text:span text:style-name="T18">האלגוריתם החמדני</text:span><text:span text:style-name="T15"> הוא</text:span><text:span text:style-name="T18">: </text:span><text:span text:style-name="T15">(4n–1).</text:span></text:p>
      <text:p text:style-name="P16"><text:span text:style-name="T15">(</text:span><text:span text:style-name="T14">רמז: בהרצאה ראינו דוגמה עבור n=4, נסו להכליל את הדוגמה לכל n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חצי_20_שורה" style:display-name="חצי שורה" style:family="paragraph" style:parent-style-name="Standard" style:default-outline-level="">
      <style:paragraph-properties fo:line-height="0.0972in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Character_5f_20_5f_style" style:display-name="Character_20_style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2-11-15T12:00:09.974677461</dc:date>
    <meta:editing-duration>P12DT3H9M44S</meta:editing-duration>
    <meta:editing-cycles>1587</meta:editing-cycles>
    <dc:creator>Erel Segal-Halevi</dc:creator>
    <meta:document-statistic meta:table-count="0" meta:image-count="0" meta:object-count="0" meta:page-count="1" meta:paragraph-count="28" meta:word-count="267" meta:character-count="1515" meta:non-whitespace-character-count="1269"/>
  </office:meta>
</office:document-meta>
</file>